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fill-color="#ffffff" fo:min-height="2.079cm"/>
    </style:style>
    <style:style style:name="pr5" style:family="presentation" style:parent-style-name="Default-outline1">
      <style:graphic-properties draw:fill-color="#ffffff" fo:min-height="12.874cm"/>
    </style:style>
    <style:style style:name="pr6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margin-top="0.141cm" fo:margin-bottom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016cm" fo:margin-right="0cm" fo:text-indent="-0.635cm"/>
    </style:style>
    <style:style style:name="P9" style:family="paragraph">
      <style:paragraph-properties fo:margin-left="3.016cm" fo:margin-right="0cm" text:enable-numbering="false" fo:text-indent="-0.635cm"/>
    </style:style>
    <style:style style:name="P10" style:family="paragraph">
      <style:paragraph-properties fo:margin-left="2.063cm" fo:margin-right="0cm" text:enable-numbering="false" fo:text-indent="-0.793cm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52cm" fo:margin-right="0cm" text:enable-numbering="false" fo:text-indent="-0.952cm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fo:text-shadow="none"/>
    </style:style>
    <style:style style:name="T7" style:family="text">
      <style:text-properties fo:text-shadow="none" style:text-underline-style="solid" style:text-underline-width="auto" style:text-underline-color="font-color"/>
    </style:style>
    <style:style style:name="T8" style:family="text">
      <style:text-properties fo:font-style="italic" fo:text-shadow="none" style:font-style-asian="italic" style:font-style-complex="italic"/>
    </style:style>
    <style:style style:name="T9" style:family="text">
      <style:text-properties style:text-position="super 58%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6cm" presentation:class="title" presentation:user-transformed="true">
          <draw:text-box>
            <text:p text:style-name="P1"><text:span text:style-name="T1">Network Configuration with XML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NCX Overview</text:span></text:p>
            <text:p text:style-name="P3"><text:span text:style-name="T2"/></text:p>
            <text:p text:style-name="P4"><text:span text:style-name="T3">Andy Bierman</text:span><text:span text:style-name="T3"><text:line-break/></text:span><text:span text:style-name="T3">March 31, 2009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What is NCX?<text:tab/></text:p>
          </draw:text-box>
        </draw:frame>
        <draw:frame presentation:style-name="pr5" draw:layer="layout" svg:width="19.896cm" svg:height="12.874cm" svg:x="2.752cm" svg:y="3.809cm" presentation:class="outline">
          <draw:text-box>
            <text:list text:style-name="L3">
              <text:list-item>
                <text:p text:style-name="P6">Network Configuration Management Toolkit</text:p>
              </text:list-item>
            </text:list>
            <text:list text:style-name="L3">
              <text:list-item>
                <text:list>
                  <text:list-item>
                    <text:p text:style-name="P7">Completely Standards-ba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NETCONF and SSH2 protoco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YANG data modeling langu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XML encoding and Xpath filter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etf-netconf-state monitoring data mode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etf-netconf-partial-lock database locking extens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ull automation of NETCONF protocol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session, operation, database access, error, and XML handling done in the toolkit or in the agent central stac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Utilization of YANG extensions, deviations, and other automation support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2" presentation:class="page"/>
          <draw:frame presentation:style-name="pr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What is YANG?<text:tab/></text:p>
          </draw:text-box>
        </draw:frame>
        <draw:frame presentation:style-name="pr5" draw:layer="layout" svg:width="19.896cm" svg:height="12.874cm" svg:x="2.752cm" svg:y="3.809cm" presentation:class="outline">
          <draw:text-box>
            <text:list text:style-name="L3">
              <text:list-item>
                <text:p text:style-name="P6">Yet Another Next Generation Data Modeling Language for the NETCONF Protocol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YANG will become the SMIv2 replacement for data model module definition within the Internet commun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rbitrarily complex data structures are supported, making it possible for data model designers to design the MIB first, not last, saving lots of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YANG is designed from the ground up to support tool auto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3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YANG as Source Code</text:p>
          </draw:text-box>
        </draw:frame>
        <draw:ellipse draw:style-name="gr2" draw:layer="layout" svg:width="3.278cm" svg:height="3.128cm" svg:x="11.547cm" svg:y="9.009cm">
          <text:p text:style-name="P5">YANG</text:p>
        </draw:ellipse>
        <draw:rect draw:style-name="gr3" draw:text-style-name="P5" draw:layer="layout" svg:width="5.368cm" svg:height="1.77cm" svg:x="16.326cm" svg:y="6.46cm">
          <text:p text:style-name="P5">Agent Code</text:p>
        </draw:rect>
        <draw:rect draw:style-name="gr3" draw:text-style-name="P5" draw:layer="layout" svg:width="5.368cm" svg:height="1.77cm" svg:x="16.429cm" svg:y="9.161cm">
          <text:p text:style-name="P5">Manager Code</text:p>
        </draw:rect>
        <draw:rect draw:style-name="gr3" draw:text-style-name="P5" draw:layer="layout" svg:width="5.368cm" svg:height="1.77cm" svg:x="4.052cm" svg:y="6.433cm">
          <text:p text:style-name="P5">User Docs</text:p>
        </draw:rect>
        <draw:rect draw:style-name="gr3" draw:text-style-name="P5" draw:layer="layout" svg:width="5.368cm" svg:height="1.77cm" svg:x="4.155cm" svg:y="9.187cm">
          <text:p text:style-name="P5">WEB Apps</text:p>
        </draw:rect>
        <draw:rect draw:style-name="gr3" draw:text-style-name="P5" draw:layer="layout" svg:width="5.368cm" svg:height="1.77cm" svg:x="16.533cm" svg:y="11.942cm">
          <text:p text:style-name="P5">CLI Code</text:p>
        </draw:rect>
        <draw:rect draw:style-name="gr3" draw:text-style-name="P5" draw:layer="layout" svg:width="5.368cm" svg:height="1.77cm" svg:x="4.341cm" svg:y="12.269cm">
          <text:p text:style-name="P5">Test Code</text:p>
        </draw:rect>
        <draw:line draw:style-name="gr4" draw:layer="layout" svg:x1="14.262cm" svg:y1="9.032cm" svg:x2="16.113cm" svg:y2="7.281cm">
          <text:p text:style-name="P5"/>
        </draw:line>
        <draw:line draw:style-name="gr4" draw:layer="layout" svg:x1="14.614cm" svg:y1="11.736cm" svg:x2="16.313cm" svg:y2="13.061cm">
          <text:p text:style-name="P5"/>
        </draw:line>
        <draw:line draw:style-name="gr4" draw:layer="layout" svg:x1="11.659cm" svg:y1="11.735cm" svg:x2="9.983cm" svg:y2="13.436cm">
          <text:p text:style-name="P5"/>
        </draw:line>
        <draw:line draw:style-name="gr4" draw:layer="layout" svg:x1="14.962cm" svg:y1="10.384cm" svg:x2="16.338cm" svg:y2="10.384cm">
          <text:p text:style-name="P5"/>
        </draw:line>
        <draw:line draw:style-name="gr4" draw:layer="layout" svg:x1="11.359cm" svg:y1="10.509cm" svg:x2="9.733cm" svg:y2="10.508cm">
          <text:p text:style-name="P5"/>
        </draw:line>
        <draw:line draw:style-name="gr4" draw:layer="layout" svg:x1="11.811cm" svg:y1="9.083cm" svg:x2="9.683cm" svg:y2="7.356cm">
          <text:p text:style-name="P5"/>
        </draw:line>
        <presentation:notes draw:style-name="dp2">
          <draw:page-thumbnail draw:style-name="gr1" draw:layer="layout" svg:width="12.894cm" svg:height="9.663cm" svg:x="3.254cm" svg:y="1.936cm" draw:page-number="4" presentation:class="page"/>
          <draw:frame presentation:style-name="pr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YANG-based Automation?<text:tab/></text:p>
          </draw:text-box>
        </draw:frame>
        <draw:frame presentation:style-name="pr5" draw:layer="layout" svg:width="19.896cm" svg:height="12.874cm" svg:x="2.752cm" svg:y="3.809cm" presentation:class="outline">
          <draw:text-box>
            <text:list text:style-name="L3">
              <text:list-item>
                <text:p text:style-name="P6">YANG allows clever tools to automate the development and run-time support for the entire NETCONF protocol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eature/if-fea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ust/when stat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rouping/uses/refine stat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object devi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anguage extens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5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YANG Module Partitions<text:tab/></text:p>
          </draw:text-box>
        </draw:frame>
        <draw:frame presentation:style-name="pr5" draw:layer="layout" svg:width="19.896cm" svg:height="12.874cm" svg:x="2.752cm" svg:y="3.809cm" presentation:class="outline">
          <draw:text-box>
            <text:list text:style-name="L3">
              <text:list-item>
                <text:p text:style-name="P6">YANG feature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feature</text:span> defines a conceptual partition within a 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Objects with the matching </text:span><text:span text:style-name="T7">if-feature</text:span><text:span text:style-name="T6"> statement(s) are part of the logical parti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upported features are static, set at code compile-time and advertised by the agent at session start-up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 code generator can remove unneeded code for <text:s/>the unimplemented features on each p[atfor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6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YANG Conditionals<text:tab/></text:p>
          </draw:text-box>
        </draw:frame>
        <draw:frame presentation:style-name="pr5" draw:layer="layout" svg:width="19.896cm" svg:height="13.689cm" svg:x="2.752cm" svg:y="3.809cm" presentation:class="outline" presentation:user-transformed="true">
          <draw:text-box>
            <text:list text:style-name="L3">
              <text:list-item>
                <text:p text:style-name="P6">must and when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must</text:span> statement defines inter-object value-space conditions, using an XPath expres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ach data object can have zero or more must stat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the expressions must be 'true' for the object that contains the must statement(s) to be considered vali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when</text:span><text:span text:style-name="T6"> statement defines inter-object existence conditions, using an X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Each object can have zero or one when-stat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The expression must be 'true' for the object that contains the when statement to be considered present in the 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bjects with 'false' when expression values are automatically deleted by the ag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7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YANG Object Reuse<text:tab/>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grouping, uses, and refine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grouping</text:span> statement defines an abstract container of reusable object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ach grouping can contain its own types and groupings, and extend/refine other groupings via 'uses'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uses</text:span><text:span text:style-name="T6"> statement defines an instantiation of a particular grouping (real objec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Each usage can be tailored to exact needs, using mechanisms built into YA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refine</text:span><text:span text:style-name="T6"> statement 'customizes' an object used from a group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Code generators can utilize this feature as well as hum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8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Platform-specific Deviations<text:tab/>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deviation and deviate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deviation</text:span> statement defines the alterations to one data model object for an agent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uper-charged SNMP AGENT-CAPABILI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Built-in 'patch' operation for MIB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ontains 1 or more 'deviate' stat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deviate</text:span><text:span text:style-name="T6"> statement defines the patch ope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not-supported</text:span><text:span text:style-name="T6"> operation removes an object complete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add</text:span><text:span text:style-name="T6">, </text:span><text:span text:style-name="T8">replace</text:span><text:span text:style-name="T6">, and </text:span><text:span text:style-name="T8">delete</text:span><text:span text:style-name="T6"> operations manipulate the sub-clauses within an object defini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ools can automatically generate data model definitions that exactly match each agent platfor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9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Language Extensions<text:tab/>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extension statement</text:p>
              </text:list-item>
            </text:list>
            <text:list text:style-name="L3">
              <text:list-item>
                <text:list>
                  <text:list-item>
                    <text:p text:style-name="P7">An <text:span text:style-name="T5">extension</text:span> statement is an annotation that defines the syntax for a tool-specific YANG language exte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YANG tools must handle any extension usage gracefully, not just their own extension defini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Similar to compiler directives in C code or processing instructions in XM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ny complex program behavior can be automated by annotating the YANG module definitions with the right exten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Some extensions from ncx.ya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root, cli, default-pa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secure, very-secure, xpath, h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10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Some NCX Extensions (1)<text:tab/>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<text:span text:style-name="T6">ncx:root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empty container to be a database root, so it can be automatically processed and not hard-wired into RPC operations like &lt;get&gt;, &lt;edit-config&gt; ,etc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cli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 YANG container definition to be used as the command line and configuration file interface for any program, instead of NETCONF cont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All documentation, compile-time, and run-time CLI code can be automatically generated with 1 extra line of YANG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default-parm <text:s/>“foo”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fines a default parameter name for CLI or RPC input if it is omitted by the user (used by manager application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11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Some NCX Extensions<text:tab/>(2)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<text:span text:style-name="T6">ncx:secure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to be security sensi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nly 'root' write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very-secure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to be very security sensi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nly 'root'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xpath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or data type to be an X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tools can automate XML namespace and validation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hidden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Removes an object from documentation and help te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12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9.791cm" svg:height="2.079cm" svg:x="2.751cm" svg:y="1.394cm" presentation:class="title">
          <draw:text-box>
            <text:p text:style-name="P5">Summary<text:tab/></text:p>
          </draw:text-box>
        </draw:frame>
        <draw:frame presentation:style-name="pr5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The YANG module becomes the source code, replacing the need to manually implement almost any data model programming task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Automation tools can be developed which remove 50% to 90% of the development costs related to network management software development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2<text:span text:style-name="T9">nd</text:span> and 3<text:span text:style-name="T9">rd</text:span> party application/feature development for complex networking devices is now possible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13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1.779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page-number>4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5" draw:layer="backgroundobjects" svg:width="3.599cm" svg:height="1.778cm" svg:x="2.327cm" svg:y="16.994cm" presentation:class="date-time">
        <draw:text-box>
          <text:p text:style-name="P4"><text:span text:style-name="T1"><presentation:date-time/></text:span><text:span text:style-name="T1">ncxtools_top</text:span></text:p>
          <text:p text:style-name="P4"><text:span text:style-name="T1"/></text:p>
        </draw:text-box>
      </draw:frame>
      <draw:frame presentation:style-name="pr2" draw:text-style-name="P7" draw:layer="backgroundobjects" svg:width="8.044cm" svg:height="0.849cm" svg:x="8.678cm" svg:y="17.356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9" draw:layer="backgroundobjects" svg:width="5.291cm" svg:height="0.849cm" svg:x="17.991cm" svg:y="17.356cm" presentation:class="page-number">
        <draw:text-box>
          <text:p text:style-name="P8"><text:span text:style-name="T2"><text:page-number>4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10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4cm" svg:height="25.78cm" svg:x="0cm" svg:y="0cm">
          <text:p/>
        </draw:rect>
        <draw:frame presentation:style-name="pr4" draw:text-style-name="P5" draw:layer="backgroundobjects" svg:width="8.409cm" svg:height="1.293cm" svg:x="-0.001cm" svg:y="-0.004cm" presentation:class="header">
          <draw:text-box>
            <text:p text:style-name="P4"><text:span text:style-name="T3"><presentation:header/></text:span></text:p>
          </draw:text-box>
        </draw:frame>
        <draw:frame presentation:style-name="pr4" draw:text-style-name="P13" draw:layer="backgroundobjects" svg:width="8.41cm" svg:height="1.293cm" svg:x="10.993cm" svg:y="-0.004cm" presentation:class="date-time">
          <draw:text-box>
            <text:p text:style-name="P12"><text:span text:style-name="T3"><presentation:date-time/></text:span></text:p>
          </draw:text-box>
        </draw:frame>
        <draw:frame presentation:style-name="pr5" draw:text-style-name="P5" draw:layer="backgroundobjects" svg:width="8.409cm" svg:height="1.293cm" svg:x="-0.001cm" svg:y="24.491cm" presentation:class="footer">
          <draw:text-box>
            <text:p text:style-name="P4"><text:span text:style-name="T3"><presentation:footer/></text:span></text:p>
          </draw:text-box>
        </draw:frame>
        <draw:frame presentation:style-name="pr5" draw:text-style-name="P13" draw:layer="backgroundobjects" svg:width="8.41cm" svg:height="1.293cm" svg:x="10.993cm" svg:y="24.491cm" presentation:class="page-number">
          <draw:text-box>
            <text:p text:style-name="P12"><text:span text:style-name="T3"><text:page-number>4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57cm" svg:x="17.254cm" svg:y="24.667cm">
          <text:p text:style-name="P8"><text:span text:style-name="T4"><text:page-number>4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31T18:24:02</dc:date>
    <meta:print-date>2000-12-09T21:37:10</meta:print-date>
    <meta:editing-cycles>593</meta:editing-cycles>
    <meta:editing-duration>P37DT20H8M59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